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office:font-face-decls>
  <office:automatic-styles>
    <style:style style:name="Tableau1" style:family="table">
      <style:table-properties style:width="21.908cm" fo:margin-left="0.032cm" table:align="left"/>
    </style:style>
    <style:style style:name="Tableau1.A" style:family="table-column">
      <style:table-column-properties style:column-width="21.908cm"/>
    </style:style>
    <style:style style:name="Tableau1.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Verdana" fo:font-size="14pt" style:font-size-asian="14pt" style:font-size-complex="14pt"/>
    </style:style>
    <style:style style:name="P3" style:family="paragraph" style:parent-style-name="Standard">
      <style:paragraph-properties fo:text-align="justify" style:justify-single-word="false"/>
      <style:text-properties style:font-name="Verdana" fo:font-size="11pt" fo:font-weight="bold" style:font-size-asian="11pt" style:font-weight-asian="bold" style:font-size-complex="11pt" style:font-weight-complex="bold"/>
    </style:style>
    <style:style style:name="P4" style:family="paragraph" style:parent-style-name="Standard">
      <style:paragraph-properties fo:line-height="150%" fo:text-align="justify" style:justify-single-word="false"/>
      <style:text-properties style:font-name="Verdana" fo:font-size="11pt"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ext-properties style:font-name="Verdana" fo:font-size="11pt" style:font-size-asian="11pt" style:font-size-complex="11pt"/>
    </style:style>
    <style:style style:name="P6" style:family="paragraph" style:parent-style-name="Standard">
      <style:paragraph-properties fo:line-height="150%" fo:text-align="justify" style:justify-single-word="false"/>
      <style:text-properties style:font-name="Verdana" fo:font-size="11pt" style:font-size-asian="11pt" style:font-size-complex="11pt"/>
    </style:style>
    <style:style style:name="P7" style:family="paragraph" style:parent-style-name="Standard">
      <style:paragraph-properties fo:line-height="150%" fo:text-align="justify" style:justify-single-word="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line-height="150%" fo:text-align="justify" style:justify-single-word="false"/>
      <style:text-properties style:font-name="Verdana" fo:font-size="10pt" fo:language="en" fo:country="US" fo:font-weight="bold" style:font-size-asian="10pt" style:font-weight-asian="bold" style:font-size-complex="10pt" style:font-weight-complex="bold"/>
    </style:style>
    <style:style style:name="P9" style:family="paragraph" style:parent-style-name="Standard">
      <style:paragraph-properties fo:line-height="150%" fo:text-align="justify" style:justify-single-word="false"/>
    </style:style>
    <style:style style:name="P10" style:family="paragraph" style:parent-style-name="Footnote">
      <style:paragraph-properties fo:text-align="justify" style:justify-single-word="false"/>
    </style:style>
    <style:style style:name="P11" style:family="paragraph" style:parent-style-name="Table_20_Contents">
      <style:paragraph-properties fo:text-align="justify" style:justify-single-word="false"/>
    </style:style>
    <style:style style:name="P12" style:family="paragraph" style:parent-style-name="Standard" style:master-page-name="MP0">
      <style:paragraph-properties fo:text-align="justify" style:justify-single-word="false" style:page-number="auto" fo:break-before="page"/>
      <style:text-properties style:font-name="Verdana" fo:font-weight="bold" style:font-weight-asian="bold" style:font-weight-complex="bold"/>
    </style:style>
    <style:style style:name="T1" style:family="text">
      <style:text-properties style:font-name="Verdana" fo:font-size="11pt" style:font-size-asian="11pt" style:font-size-complex="11pt"/>
    </style:style>
    <style:style style:name="T2" style:family="text">
      <style:text-properties style:font-name="Verdana" fo:font-size="11pt" fo:font-style="italic" style:font-size-asian="11pt" style:font-style-asian="italic" style:font-size-complex="11pt" style:font-style-complex="italic"/>
    </style:style>
    <style:style style:name="T3" style:family="text">
      <style:text-properties style:font-name="Verdana" fo:font-size="11pt" fo:font-weight="bold" style:font-size-asian="11pt" style:font-weight-asian="bold" style:font-size-complex="11pt" style:font-weight-complex="bold"/>
    </style:style>
    <style:style style:name="T4" style:family="text">
      <style:text-properties style:font-name="Verdana" fo:font-size="11pt" style:text-underline-style="solid" style:text-underline-width="auto" style:text-underline-color="font-color" style:text-underline-mode="continuous" style:text-line-through-mode="continuous" style:font-size-asian="11pt" style:font-size-complex="11pt"/>
    </style:style>
    <style:style style:name="T5" style:family="text">
      <style:text-properties style:font-name="Verdana" fo:font-size="11pt" style:text-underline-style="solid" style:text-underline-width="auto" style:text-underline-color="font-color" fo:font-weight="bold" style:text-underline-mode="continuous" style:text-line-through-mode="continuous" style:font-size-asian="11pt" style:font-weight-asian="bold" style:font-size-complex="11pt" style:font-weight-complex="bold"/>
    </style:style>
    <style:style style:name="T6" style:family="text">
      <style:text-properties style:font-name="Verdana" fo:font-size="11pt" fo:background-color="transparent" style:font-size-asian="11pt" style:font-size-complex="11pt"/>
    </style:style>
    <style:style style:name="T7" style:family="text">
      <style:text-properties style:font-name="Verdana" fo:font-size="9pt" style:font-size-asian="9pt" style:font-size-complex="9pt"/>
    </style:style>
    <style:style style:name="T8" style:family="text">
      <style:text-properties style:font-name="Verdana" fo:font-size="9pt" fo:font-style="italic" style:font-size-asian="9pt" style:font-style-asian="italic" style:font-size-complex="9pt" style:font-style-complex="italic"/>
    </style:style>
    <style:style style:name="T9" style:family="text">
      <style:text-properties style:font-name="Verdana" fo:font-size="10pt" style:font-size-asian="10pt" style:font-size-complex="10pt"/>
    </style:style>
    <style:style style:name="T10" style:family="text">
      <style:text-properties style:font-name="Verdana" fo:font-size="10pt" fo:font-weight="bold" style:font-size-asian="10pt" style:font-weight-asian="bold" style:font-size-complex="10pt" style:font-weight-complex="bold"/>
    </style:style>
    <style:style style:name="T11" style:family="text">
      <style:text-properties style:font-name="Verdana" fo:font-size="10pt" fo:language="en" fo:country="US" fo:font-weight="bold" style:font-size-asian="10pt" style:font-weight-asian="bold" style:font-size-complex="10pt" style:font-weight-complex="bold"/>
    </style:style>
    <style:style style:name="T12" style:family="text">
      <style:text-properties style:text-position="super 64%" style:font-name="Verdana" fo:font-size="11pt" style:font-size-asian="11pt" style:font-size-complex="11pt"/>
    </style:style>
    <style:style style:name="T13" style:family="text">
      <style:text-properties style:font-name="DejaVu Sans" fo:font-size="9pt" style:font-size-asian="9pt" style:font-size-complex="9pt"/>
    </style:style>
    <style:style style:name="T14" style:family="text">
      <style:text-properties style:font-name="DejaVu Sans" fo:font-size="9pt" fo:background-color="transparent" style:font-size-asian="9pt" style:font-size-complex="9pt"/>
    </style:style>
    <style:style style:name="T15" style:family="text">
      <style:text-properties fo:color="#800000" style:font-name="Verdana" fo:font-size="11pt" fo:font-weight="bold" style:font-size-asian="11pt" style:font-weight-asian="bold" style:font-size-complex="11pt" style:font-weight-complex="bold"/>
    </style:style>
    <style:style style:name="T1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Le « document » en histoire</text:p>
      <text:p text:style-name="P2"/>
      <text:p text:style-name="P3">Introduction :</text:p>
      <text:p text:style-name="P5"/>
      <text:p text:style-name="P6">Le document est au cœur de nos pratiques en tant que source pour l'histoire et outil pour acquisition des connaissances et capacités.</text:p>
      <text:p text:style-name="P9"><text:span text:style-name="Police_20_par_20_défaut"><text:span text:style-name="T1">Le </text:span></text:span><text:span text:style-name="Police_20_par_20_défaut"><text:span text:style-name="T1">travail sur document n'est pas propre à l'histoire ; il existe en lettres, SES, ou même en sciences mais la spécificité de l'historien est d'approcher le document comme « </text:span></text:span><text:span text:style-name="Police_20_par_20_défaut"><text:span text:style-name="T2">preuve ou témoignage</text:span></text:span><text:span text:style-name="Police_20_par_20_défaut"><text:span text:style-name="T1"> ».</text:span></text:span></text:p>
      <text:p text:style-name="P6">Mais n’y a-t-il pas lieu aujourd’hui de repenser l’intérêt de l’usage du document dans nos démarches, cette réflexion s’inscrivant dans une question plus large : qu’est-ce que « <text:span text:style-name="T16">faire de l’histoire </text:span>» ?</text:p>
      <text:p text:style-name="P5"/>
      <text:p text:style-name="P4">1. Définir le document comme « trace » :</text:p>
      <text:p text:style-name="P6">Document et trace ne se confondent pas : la trace n'a pas été élaborée <text:s/>pour répondre au travail de l'historien, il n'en n’est pas le destinataire, encore moins le professeur du secondaire. Le paradigme indiciaire guide l'historien qui élabore sa documentation en fonction d'une question historique.</text:p>
      <text:p text:style-name="P9"><text:span text:style-name="Police_20_par_20_défaut"><text:span text:style-name="T1">Une fois « document », celui-</text:span></text:span><text:span text:style-name="Police_20_par_20_défaut"><text:span text:style-name="T1">ci ne dit pas non plus la vérité, il est </text:span></text:span><text:span text:style-name="Police_20_par_20_défaut"><text:span text:style-name="T2">insaisissable </text:span></text:span><text:span text:style-name="Police_20_par_20_défaut"><text:span text:style-name="T1">(P.Garcia). Il est une trace mais aussi un produit élaboré qui doit subir de la part de l'historien la méthode historique pour avoir un sens dans une démonstration.</text:span></text:span></text:p>
      <text:p text:style-name="P9"><text:span text:style-name="Police_20_par_20_défaut"><text:span text:style-name="T1">Cette question du document se pose à</text:span></text:span><text:span text:style-name="Police_20_par_20_défaut"><text:span text:style-name="T1"> nous car depuis quelques années nous constatons une inflation documentaire ; de la 6</text:span></text:span><text:span text:style-name="Police_20_par_20_défaut"><text:span text:style-name="T12">ème</text:span></text:span><text:span text:style-name="Police_20_par_20_défaut"><text:span text:style-name="T1"> à la terminale, ce sont plusieurs centaines de documents que l'élève a pu entrevoir ou étudier et à des centaines questions qu'il a dû répondre. Cette fièvre documenta</text:span></text:span><text:span text:style-name="Police_20_par_20_défaut"><text:span text:style-name="T1">ire s'est encore accrue avec les </text:span></text:span><text:span text:style-name="Police_20_par_20_défaut"><text:span text:style-name="T2">études de cas</text:span></text:span><text:span text:style-name="Police_20_par_20_défaut"><text:span text:style-name="T1"> (aussi appelés </text:span></text:span><text:span text:style-name="Police_20_par_20_défaut"><text:span text:style-name="T2">sujets d'études</text:span></text:span><text:span text:style-name="Police_20_par_20_défaut"><text:span text:style-name="T1"> ou même </text:span></text:span><text:span text:style-name="Police_20_par_20_défaut"><text:span text:style-name="T2">exemples</text:span></text:span><text:span text:style-name="Police_20_par_20_défaut"><text:span text:style-name="T1">) dans les programmes. Les éditeurs <text:s/>ont accru cette place en proposant des pages doubles, ou quadruples, pour que les élèves travaillent les « études documentair</text:span></text:span><text:span text:style-name="Police_20_par_20_défaut"><text:span text:style-name="T1">es » et autres « dossiers ».</text:span></text:span></text:p>
      <text:p text:style-name="P6">Cette évolution se fait à rebours de l'inflexion pédagogique qui penche depuis quelques années déjà vers un retour du récit en classe ; récit entendu comme le magistère du professeur, seul capable au final de contextualiser les documents mais aussi récit de l'élève et ce, dès la sixième, élaboré avec l'aide du professeur.</text:p>
      <text:p text:style-name="P9"><text:span text:style-name="Police_20_par_20_défaut"><text:span text:style-name="T1">Ce retour du récit doit beaucoup aux travaux de Paul Ricoeur <text:s/>qui distinguait </text:span></text:span><text:span text:style-name="Police_20_par_20_défaut"><text:span text:style-name="T2">phase documentaire</text:span></text:span><text:span text:style-name="Police_20_par_20_défaut"><text:span text:style-name="T1"> et </text:span></text:span><text:span text:style-name="Police_20_par_20_défaut"><text:span text:style-name="T2">mise en intrigue. </text:span></text:span><text:span text:style-name="Police_20_par_20_défaut"><text:span text:style-name="T1">Cette <text:s/>mise en intrigue, joignant les <text:s/></text:span></text:span><text:span text:style-name="Police_20_par_20_défaut"><text:span text:style-name="T1">acteurs, les contextes et les actions, place de fait le document dans une situation secondaire, derrière la narration, même si « </text:span></text:span><text:span text:style-name="Police_20_par_20_défaut"><text:span text:style-name="T2">les évènements ne sont décelables qu'à travers leurs </text:span></text:span><text:soft-page-break/><text:span text:style-name="Police_20_par_20_défaut"><text:span text:style-name="T2">traces</text:span></text:span><text:span text:style-name="Police_20_par_20_défaut"><text:span text:style-name="T1"> »</text:span></text:span><text:span text:style-name="Appel_20_note_20_de_20_bas_20_de_20_p."><text:span text:style-name="T1"><text:note text:id="ftn1" text:note-class="footnote"><text:note-citation>1</text:note-citation><text:note-body><text:p text:style-name="Footnote"><text:span text:style-name="Police_20_par_20_défaut"><text:span text:style-name="T7">Voir l'article de <text:s/>sur « Le moment Ricoeur » in </text:span></text:span><text:span text:style-name="Police_20_par_20_défaut"><text:span text:style-name="T8">Vingtième siècl</text:span></text:span><text:span text:style-name="Police_20_par_20_défaut"><text:span text:style-name="T8">e</text:span></text:span><text:span text:style-name="Police_20_par_20_défaut"><text:span text:style-name="T7">, 2001, n°69, </text:span></text:span><text:a xlink:type="simple" xlink:href="http://www.persee.fr/web/revues/home/prescript/article/xxs_0294-1759_2001_num_69_1_1289?luceneQuery=(+(content:ricoeur+title:ricoeur%5E2.0+fullContent:ricoeur%5E100.0+fullTitle:ricoeur%5E140.0+summary:ricoeur+authors:ricoeur%5E5.0+illustrations:ricoeur%5E4.0+bibrefs:ricoeur%5E4.0+toctitles:ricoeur%5E4.0+toctitles1:ricoeur%5E3.0+toctitles2:ricoeur%5E2.0+toctitles3:ricoeur)++(content:document+title:document%5E2.0+fullContent:document%5E100.0+fullTitle:document%5E140.0+summary:document+authors:document%5E5.0+illustrations:document%5E4.0+bibrefs:document%5E4.0+toctitles:document%5E4.0+toctitles1:document%5E3.0+toctitles2:document%5E2.0+toctitles3:document))+AND+(++pole:(revue)++access_right:(free)+)&amp;words=ricoeur&amp;words=100&amp;words=140&amp;words=document&amp;words=revue&amp;words=free" office:target-frame-name="_top" xlink:show="replace"><text:span text:style-name="Police_20_par_20_défaut"><text:span text:style-name="T7">F.Dosse</text:span></text:span></text:a><text:span text:style-name="Police_20_par_20_défaut"><text:span text:style-name="T7"> sur Persée.</text:span></text:span></text:p></text:note-body></text:note></text:span></text:span><text:span text:style-name="Police_20_par_20_défaut"><text:span text:style-name="T1">.</text:span></text:span></text:p>
      <text:p text:style-name="P9"><text:span text:style-name="Police_20_par_20_défaut"><text:span text:style-name="T1">De fait, <text:s/>la </text:span></text:span><text:span text:style-name="Police_20_par_20_défaut"><text:span text:style-name="T2">mise en intrigue</text:span></text:span><text:span text:style-name="Police_20_par_20_défaut"><text:span text:style-name="T1"> opérée par le professeur donne seule la signification au document et en évalue le sens et la portée ; elle conditionne son interprétation, toujours ouverte à de nouveaux sens et de nouveaux horizons.</text:span></text:span></text:p>
      <text:p text:style-name="P9"><text:span text:style-name="Police_20_par_20_défaut"><text:span text:style-name="T1">Cet usage historien du document est toutefois assez différent de l'usage fait en classe où le document est calibré, scolarisé (traduit, découpé, manipulé...) en vue d'un savoir scolaire, ponctuel, concentré dans le temps imposé par le programme. Qu'il soit</text:span></text:span><text:span text:style-name="Police_20_par_20_défaut"><text:span text:style-name="T1"> un texte </text:span></text:span><text:span text:style-name="Police_20_par_20_défaut"><text:span text:style-name="T2">saturé </text:span></text:span><text:span text:style-name="Police_20_par_20_défaut"><text:span text:style-name="T1">ou</text:span></text:span><text:span text:style-name="Police_20_par_20_défaut"><text:span text:style-name="T2"> </text:span></text:span><text:span text:style-name="Police_20_par_20_défaut"><text:span text:style-name="T1">une image </text:span></text:span><text:span text:style-name="Police_20_par_20_défaut"><text:span text:style-name="T2">sur-investie</text:span></text:span><text:span text:style-name="Appel_20_note_20_de_20_bas_20_de_20_p."><text:span text:style-name="T2"><text:note text:id="ftn2" text:note-class="footnote"><text:note-citation>2</text:note-citation><text:note-body><text:p text:style-name="P10"><text:span text:style-name="Police_20_par_20_défaut"><text:span text:style-name="T7">Par image sur-investie, on entend une image emblématique et incontournable ; une image qui n'a pas d'autres fonctions que celle de répondre aux intentions des programmes et de préparer les élèves aux examens. Le</text:span></text:span><text:span text:style-name="Police_20_par_20_défaut"><text:span text:style-name="T7"> stock d'images étant limité dans les manuels et souvent répétitif, cette image efface toute autre image et donc toute autre vision historique.</text:span></text:span></text:p></text:note-body></text:note></text:span></text:span><text:span text:style-name="Police_20_par_20_défaut"><text:span text:style-name="T2">, </text:span></text:span><text:span text:style-name="Police_20_par_20_défaut"><text:span text:style-name="T1">l'élève doit être capable de l'identifier, le comprendre, le questionner, le mettre en perspective dans une que</text:span></text:span><text:span text:style-name="Police_20_par_20_défaut"><text:span text:style-name="T1">stion plus vaste sans mobiliser forcément un éventail de connaissances et de méthodes préalablement acquis. C'est encore plus vrai lors des évaluations sommatives finales où le professeur espère que la « découverte d'un document » par l'élève pourra lui fa</text:span></text:span><text:span text:style-name="Police_20_par_20_défaut"><text:span text:style-name="T1">ire remobiliser les concepts utilisés en classe.</text:span></text:span></text:p>
      <text:p text:style-name="P6">Dans ce cadre <text:s/>scolaire, nous pouvons distinguer sommairement deux modes d'approche.</text:p>
      <text:p text:style-name="P9"><text:span text:style-name="Police_20_par_20_défaut"><text:span text:style-name="T3">Au collège</text:span></text:span><text:span text:style-name="Police_20_par_20_défaut"><text:span text:style-name="T1">, les élèves sont dans phase de découverte des documents (en 6</text:span></text:span><text:span text:style-name="Police_20_par_20_défaut"><text:span text:style-name="T12">ème</text:span></text:span><text:span text:style-name="Police_20_par_20_défaut"><text:span text:style-name="T1"> notamment) dont ils prennent conscience qu’ils</text:span></text:span><text:span text:style-name="Police_20_par_20_défaut"><text:span text:style-name="T1"> servent à l'historien. Nous leur présentons <text:s/>tous les types de documents, en les habituant à en identifier les auteurs, la nature etc... L'essentiel du travail consiste à prélever des informations, à les classer, les hiérarchiser et dans le meilleur des c</text:span></text:span><text:span text:style-name="Police_20_par_20_défaut"><text:span text:style-name="T1">as les croiser. Accompagnés par leur professeur, ils formulent les premières explications et peuvent s'y référer dans un récit.</text:span></text:span></text:p>
      <text:p text:style-name="P9"><text:span text:style-name="Police_20_par_20_défaut"><text:span text:style-name="T3">Au</text:span></text:span><text:span text:style-name="Police_20_par_20_défaut"><text:span text:style-name="T1"> </text:span></text:span><text:span text:style-name="Police_20_par_20_défaut"><text:span text:style-name="T3">lycée, </text:span></text:span><text:span text:style-name="Police_20_par_20_défaut"><text:span text:style-name="T1">l'idée</text:span></text:span><text:span text:style-name="Police_20_par_20_défaut"><text:span text:style-name="T3"> <text:s/></text:span></text:span><text:span text:style-name="Police_20_par_20_défaut"><text:span text:style-name="T1">semble <text:s/>sortir d'un usage instrumentalisé (valider une information) pour atteindre un usage plus scientifique </text:span></text:span><text:span text:style-name="Police_20_par_20_défaut"><text:span text:style-name="T1">en mobilisant éventuellement, et modestement, <text:s/>l'historiographie voire l'épistémologie</text:span></text:span><text:span text:style-name="Appel_20_note_20_de_20_bas_20_de_20_p."><text:span text:style-name="T1"><text:note text:id="ftn3" text:note-class="footnote"><text:note-citation>3</text:note-citation><text:note-body><text:p text:style-name="Footnote"><text:span text:style-name="Police_20_par_20_défaut"><text:span text:style-name="T7">A ce titre, la micro-histoire, peu reconnue par les milieux universitaires, peut susciter un intérêt majeur dans les approches avec les élèves.</text:span></text:span></text:p></text:note-body></text:note></text:span></text:span><text:span text:style-name="Police_20_par_20_défaut"><text:span text:style-name="T1">. Il y a aussi des </text:span></text:span><text:span text:style-name="Police_20_par_20_défaut"><text:span text:style-name="T1">pratiques de recherche documentaire, de comparaison de documents, d'analyse de documents sans questionnaire, en groupe notamment. Le but n'est pas de faire des élèves des historiens en herbe mais d'aborder le document comme outil de travail historique et n</text:span></text:span><text:span text:style-name="Police_20_par_20_défaut"><text:span text:style-name="T1">on plus seulement source d'informations. Ceci devrait favoriser la <text:s/>sortie plus fréquente du rituel canonique de la présentation (pas toujours pertinente car un document peut avoir plusieurs natures, buts, destinataires...). Il est alors plus fructueux de </text:span></text:span><text:span text:style-name="Police_20_par_20_défaut"><text:span text:style-name="T1">s'interroger sur les intentions de l'auteur, d'opérer ainsi une approche </text:span></text:span><text:soft-page-break/><text:span text:style-name="Police_20_par_20_défaut"><text:span text:style-name="T1">plus critique, de détecter les limites du document, de croiser approche macro et micro-historique.</text:span></text:span></text:p>
      <text:p text:style-name="P4"/>
      <text:p text:style-name="P4">2. <text:s/>Quels problèmes rencontre-t-on lorsqu'il s'agit d'étudier avec les élèves « des documents » ?</text:p>
      <text:p text:style-name="P6">Le risque est de déboucher sur une dilution du document dans des activités répétées à l'identique depuis le collège, sortes de tâches occupationnelles, <text:s/>avec le sacro-saint prélèvement d'informations qui finit par lasser les élèves car souvent organisé de la même manière : distribution d'une fiche d'activité, assistance plus ou moins lointaine du professeur, puis correction sous forme dialoguée et trace écrite recopiée. Le travail intellectuel de l'élève peut y être relativement réduit et le mode opératoire assez répétitif. L'évaluation est souvent absente.</text:p>
      <text:p text:style-name="P6">De fait, plusieurs obstacles sont rencontrés par les professeurs lors des « études documentaires ».</text:p>
      <text:p text:style-name="P9"><text:span text:style-name="Police_20_par_20_défaut"><text:span text:style-name="T1">-leur </text:span></text:span><text:span text:style-name="Police_20_par_20_défaut"><text:span text:style-name="T4">prolifération</text:span></text:span><text:span text:style-name="Police_20_par_20_défaut"><text:span text:style-name="T1"> dans les manuels, ou durant le cours, alors qu'au-delà de 3 ou 4 docu</text:span></text:span><text:span text:style-name="Police_20_par_20_défaut"><text:span text:style-name="T1">ments, les élèves sont vite saturés (les diaporamas ayant accru cette tendance à l'inflation)</text:span></text:span></text:p>
      <text:p text:style-name="P9"><text:span text:style-name="Police_20_par_20_défaut"><text:span text:style-name="T1">-leur </text:span></text:span><text:span text:style-name="Police_20_par_20_défaut"><text:span text:style-name="T4">hétérogénéité</text:span></text:span><text:span text:style-name="Police_20_par_20_défaut"><text:span text:style-name="T1"> – très frappante pour l’Antiquité ou le Moyen-âge par exemple où des études peuvent être proposées avec des documents ayant 3 ou 4 siècles de </text:span></text:span><text:span text:style-name="Police_20_par_20_défaut"><text:span text:style-name="T1">distance.</text:span></text:span></text:p>
      <text:p text:style-name="P9"><text:span text:style-name="Police_20_par_20_défaut"><text:span text:style-name="T1">-a contrario, l</text:span></text:span><text:span text:style-name="Police_20_par_20_défaut"><text:span text:style-name="T4">eur trop grande homogénéité</text:span></text:span><text:span text:style-name="Police_20_par_20_défaut"><text:span text:style-name="T1"> telles les sources presque exclusivement « occidentales » lors d'études de « questions chaudes » (terrorisme par ex)</text:span></text:span></text:p>
      <text:p text:style-name="P9"><text:span text:style-name="Police_20_par_20_défaut"><text:span text:style-name="T1">-</text:span></text:span><text:span text:style-name="Police_20_par_20_défaut"><text:span text:style-name="T4">leur insuffisant appareil critique </text:span></text:span><text:span text:style-name="Police_20_par_20_défaut"><text:span text:style-name="T1">(un simple titre sous une photo non datée, non sit</text:span></text:span><text:span text:style-name="Police_20_par_20_défaut"><text:span text:style-name="T1">uée...) ou leur trop plein en légende poussant l'élève à oublier alors le document.</text:span></text:span></text:p>
      <text:p text:style-name="P6">-le décalage entre le document et les questions avec des réponses qui ne sont pas dans les documents</text:p>
      <text:p text:style-name="P9"><text:span text:style-name="Police_20_par_20_défaut"><text:span text:style-name="T1">-</text:span></text:span><text:span text:style-name="Police_20_par_20_défaut"><text:span text:style-name="T4">leur remodelage</text:span></text:span><text:span text:style-name="Police_20_par_20_défaut"><text:span text:style-name="T1"> (œuvre d'art coupée, miniatures du Moyen-âge triturées</text:span></text:span><text:span text:style-name="Police_20_par_20_défaut"><text:span text:style-name="T1">...)</text:span></text:span></text:p>
      <text:p text:style-name="P9"><text:span text:style-name="Police_20_par_20_défaut"><text:span text:style-name="T1">-</text:span></text:span><text:span text:style-name="Police_20_par_20_défaut"><text:span text:style-name="T4">leur opacité</text:span></text:span><text:span text:style-name="Police_20_par_20_défaut"><text:span text:style-name="T1"> (miniatures persanes ou arabes, <text:s/>accompagnées de textes jamais traduits <text:s/>...)</text:span></text:span></text:p>
      <text:p text:style-name="P9"><text:span text:style-name="Police_20_par_20_défaut"><text:span text:style-name="T1">-</text:span></text:span><text:span text:style-name="Police_20_par_20_défaut"><text:span text:style-name="T4">leur décontextualisation</text:span></text:span><text:span text:style-name="Police_20_par_20_défaut"><text:span text:style-name="T1"> (la frise du Parthénon ou les tympans d'église ...)</text:span></text:span></text:p>
      <text:p text:style-name="P9"><text:span text:style-name="Police_20_par_20_défaut"><text:span text:style-name="T1">-</text:span></text:span><text:span text:style-name="Police_20_par_20_défaut"><text:span text:style-name="T4">les erreurs</text:span></text:span><text:span text:style-name="Police_20_par_20_défaut"><text:span text:style-name="T1"> dans les documents (telles les multiples versions de l'acte final de</text:span></text:span><text:span text:style-name="Police_20_par_20_défaut"><text:span text:style-name="T1"> la Conférence <text:s/>de Bandoung...)</text:span></text:span></text:p>
      <text:p text:style-name="P9"><text:span text:style-name="Police_20_par_20_défaut"><text:span text:style-name="T1">-</text:span></text:span><text:span text:style-name="Police_20_par_20_défaut"><text:span text:style-name="T4">la fiction documentaire</text:span></text:span><text:span text:style-name="Police_20_par_20_défaut"><text:span text:style-name="T1"> telles les aquarelles de Jean-Claude Golvin, fréquentes en collège</text:span></text:span></text:p>
      <text:p text:style-name="P9"><text:span text:style-name="Police_20_par_20_défaut"><text:span text:style-name="T1">-</text:span></text:span><text:span text:style-name="Police_20_par_20_défaut"><text:span text:style-name="T4">le document qui insulte l'intelligence</text:span></text:span><text:span text:style-name="Police_20_par_20_défaut"><text:span text:style-name="T1"> des élèves tant les questions sont simplistes</text:span></text:span></text:p>
      <text:p text:style-name="P9"><text:span text:style-name="Police_20_par_20_défaut"><text:span text:style-name="T1">-</text:span></text:span><text:span text:style-name="Police_20_par_20_défaut"><text:span text:style-name="T4">les non-dits </text:span></text:span><text:span text:style-name="Police_20_par_20_défaut"><text:span text:style-name="T1">autour des documents (leur diffu</text:span></text:span><text:span text:style-name="Police_20_par_20_défaut"><text:span text:style-name="T1">sion pour les affiches, leur impact </text:span></text:span><text:soft-page-break/><text:span text:style-name="Police_20_par_20_défaut"><text:span text:style-name="T1">comme les textes des humanistes, leurs usages comme les plans de seigneuries, l'impossible lecture comme les sentiments des figurants sur des photos de régimes totalitaires etc...). Ces éléments poussent à « consommer » </text:span></text:span><text:span text:style-name="Police_20_par_20_défaut"><text:span text:style-name="T1">des documents mais le professeur est donc en permanence confronté à la difficulté de l'interprétation et du sens qu'il donne aux exercices et que les élèves ne perçoivent pas toujours ; il doit aussi éviter à la fois la <text:s/>sous-interprétation et la sur-inter</text:span></text:span><text:span text:style-name="Police_20_par_20_défaut"><text:span text:style-name="T1">prétation.</text:span></text:span></text:p>
      <text:p text:style-name="P6"><text:s/></text:p>
      <text:p text:style-name="P6"/>
      <text:p text:style-name="P4">Quelles pistes pour étudier les documents ?</text:p>
      <text:p text:style-name="P6">L'examen final oriente trop souvent les pratiques en classe ; pourtant l'usage du document peut être multiple et le professeur peut faire ainsi varier les modes d'évaluation du travail de l'élève. Le document peut appuyer le propos du professeur, plutôt que servir à mettre les élèves en situation de « découverte » artificielle car les élèves ne connaissent ni l'avant ni l'après, ni le contexte dans lequel le document a été élaboré. Ainsi le professeur ne doit pas s'effacer derrière le document mais au contraire le « ramasser » et expliquer son choix, ses intentions et mettre en cohérence son objectif pédagogique, ses démarches et le choix de document.</text:p>
      <text:p text:style-name="P6">Le professeur a le choix entre :</text:p>
      <text:p text:style-name="P6">-poser des questions fermées (envahissantes dans les manuels) qui mobilisent peu de capacités à savoir lire, repérer le mot clé ou le passage clé, reformuler sinon paraphraser</text:p>
      <text:p text:style-name="P6">-poser une question ouverte impliquant une vision plus haute du document et qui nécessite sa compréhension globale, tout en donnant des possibilités nouvelles d'interprétation</text:p>
      <text:p text:style-name="P9"><text:span text:style-name="Police_20_par_20_défaut"><text:span text:style-name="T1">-faire opérer un découpage hiérarchisé du document permettant de dégager idées générales, idées secondaires, arguments, exemples ; </text:span></text:span><text:bookmark-start text:name="_GoBack"/><text:span text:style-name="Police_20_par_20_défaut"><text:span text:style-name="T6">plutôt adapté à des petites</text:span></text:span><text:bookmark-end text:name="_GoBack"/><text:span text:style-name="Police_20_par_20_défaut"><text:span text:style-name="T1"> classes ou à celles qui ont des difficultés de lecture et de compréhension.</text:span></text:span></text:p>
      <text:p text:style-name="P6">-comparer deux documents avec l'intérêt de croiser les points de vue, d'opposer par exemple un document d'historien et un document source, ou bien de confronter deux documents de manière diachronique pour dégager une évolution, ou alors de confronter deux modes d'expression d'un même fait historique en croisant image et texte par exemple.</text:p>
      <text:p text:style-name="P9"><text:span text:style-name="Police_20_par_20_défaut"><text:span text:style-name="T3">Le document dans les « </text:span></text:span><text:span text:style-name="Police_20_par_20_défaut"><text:span text:style-name="T5">études de cas</text:span></text:span><text:span text:style-name="Police_20_par_20_défaut"><text:span text:style-name="T3"> »</text:span></text:span><text:span text:style-name="Police_20_par_20_défaut"><text:span text:style-name="T1"> ; ces études aboutissent à certaines dérives, à savoir la profusion d</text:span></text:span><text:span text:style-name="Police_20_par_20_défaut"><text:span text:style-name="T1">e documents et de questions. Pourtant, elles n'impliquent aucunement une première leçon avec « mise en activité autour de documents ». La masse documentaire est en effet telle que cette mise en activité est </text:span></text:span><text:soft-page-break/><text:span text:style-name="Police_20_par_20_défaut"><text:span text:style-name="T1">très chronophage et dilue complètement le récit d</text:span></text:span><text:span text:style-name="Police_20_par_20_défaut"><text:span text:style-name="T1">ans un kaléidoscope documentaire qui perd le sens que l'on veut y donner.</text:span></text:span></text:p>
      <text:p text:style-name="P9"><text:span text:style-name="Police_20_par_20_défaut"><text:span text:style-name="T1">Au long de l'étude, et pour contourner certains obstacles, il n'est pas inintéressant d'évoquer avec les élèves les questions qui touchent à la « </text:span></text:span><text:span text:style-name="Police_20_par_20_défaut"><text:span text:style-name="T2">fabrique de l'histoire</text:span></text:span><text:span text:style-name="Police_20_par_20_défaut"><text:span text:style-name="T1"> » et qui sont</text:span></text:span><text:span text:style-name="Police_20_par_20_défaut"><text:span text:style-name="T1"> porteuses de sens d'autant que beaucoup d'entre eux pensent que le professeur prépare ses cours avec le seul manuel ! Obtenir d'eux une réaction face aux documents, à leur légende, aux questions posées, au sens qu'ils perçoivent dans ce travail. Leur prop</text:span></text:span><text:span text:style-name="Police_20_par_20_défaut"><text:span text:style-name="T1">oser un « regard  haut » sur les documents en mêlant exploitation approfondie, sinon détaillée, et regard critique font partie des opérations qui intéressent les élèves et les font progresser dans les apprentissages.</text:span></text:span></text:p>
      <text:p text:style-name="P9"><text:span text:style-name="Police_20_par_20_défaut"><text:span text:style-name="T3">L'étude de cas</text:span></text:span><text:span text:style-name="Police_20_par_20_défaut"><text:span text:style-name="T1"> peut très bien commencer</text:span></text:span><text:span text:style-name="Police_20_par_20_défaut"><text:span text:style-name="T1"> par une contextualisation au moyen d'un <text:s/>récit magistral et s'appuyer sur 2 à 3 documents accompagnés par 3 ou 4 questions assez générales.</text:span></text:span></text:p>
      <text:p text:style-name="P6">Il y a dans cette démarche une nécessaire cohérence entre le document et le projet pédagogique qui peut être :</text:p>
      <text:p text:style-name="P9"><text:span text:style-name="Police_20_par_20_défaut"><text:span text:style-name="T1">-de </text:span></text:span><text:span text:style-name="Police_20_par_20_défaut"><text:span text:style-name="T1">dégager un enjeu historique (telle l'interview de De Gaulle sur le site Ina-Jalons pour dégager la <text:s/>spécificité de la V</text:span></text:span><text:span text:style-name="Police_20_par_20_défaut"><text:span text:style-name="T12">ème</text:span></text:span><text:span text:style-name="Police_20_par_20_défaut"><text:span text:style-name="T1"> <text:s/>République)</text:span></text:span></text:p>
      <text:p text:style-name="P9"><text:span text:style-name="Police_20_par_20_défaut"><text:span text:style-name="T1">-d'asseoir une notion clé avec un document utilisé au cœur de la séance, par exemple définir la notion d'humanisme avec </text:span></text:span><text:span text:style-name="Police_20_par_20_défaut"><text:span text:style-name="T1">un extrait </text:span></text:span><text:span text:style-name="Police_20_par_20_défaut"><text:span text:style-name="T2">De la dignité de l'homme</text:span></text:span><text:span text:style-name="Police_20_par_20_défaut"><text:span text:style-name="T1"> de Pic de la Mirandole.</text:span></text:span></text:p>
      <text:p text:style-name="P9"><text:span text:style-name="Police_20_par_20_défaut"><text:span text:style-name="T1">-de dégager une évolution historique en confrontant deux documents pour identifier l'art de la Renaissance (en opposant une </text:span></text:span><text:span text:style-name="Police_20_par_20_défaut"><text:span text:style-name="T2">Maestà</text:span></text:span><text:span text:style-name="Police_20_par_20_défaut"><text:span text:style-name="T1"> de Cimabue à la </text:span></text:span><text:span text:style-name="Police_20_par_20_défaut"><text:span text:style-name="T2">Vierge aux Rochers</text:span></text:span><text:span text:style-name="Police_20_par_20_défaut"><text:span text:style-name="T1"> de Léonard de Vinci, ou l’iconographie pétainiste de l'automne 1940 avec le « discours du vent mauvais » d'août 1941...)</text:span></text:span></text:p>
      <text:p text:style-name="P6">etc....</text:p>
      <text:p text:style-name="P6"/>
      <text:p text:style-name="P9"><text:span text:style-name="Police_20_par_20_défaut"><text:span text:style-name="T3">4. Les documents</text:span></text:span><text:span text:style-name="Police_20_par_20_défaut"><text:span text:style-name="T1"> </text:span></text:span><text:span text:style-name="Police_20_par_20_défaut"><text:span text:style-name="T3">en évaluation</text:span></text:span></text:p>
      <text:p text:style-name="P6">En classe comme en cours d'évaluation, nous éprouvons parfois une difficulté à faire travailler sur le document or souvent les élèves racontent le cours et les documents sont à peine utilisés ou alors paraphrasés.</text:p>
      <text:p text:style-name="P6">Les élèves « travaillent » rarement le document en tant que support physique (utilisation du fluo, soulignement, annotations en classe dans le brouillon...)- les documents ne sont pas sacrés (dommage qu'ils ne peuvent écrire dans les manuels d'ailleurs...) mais rares sont ceux qui osent écrire sur un document distribué par leur professeur.</text:p>
      <text:p text:style-name="P9"><text:span text:style-name="Police_20_par_20_défaut"><text:span text:style-name="T1">Pour aller dans le sens d'une évaluation positive lors d'une étude documentaire, no</text:span></text:span><text:span text:style-name="Police_20_par_20_défaut"><text:span text:style-name="T1">us </text:span></text:span><text:soft-page-break/><text:span text:style-name="Police_20_par_20_défaut"><text:span text:style-name="T1">pouvons conseiller de réutiliser un document réellement travaillé en classe dans l'évaluation et de réduire le nombre de questions</text:span></text:span><text:span text:style-name="Appel_20_note_20_de_20_bas_20_de_20_p."><text:span text:style-name="T1"><text:note text:id="ftn4" text:note-class="footnote"><text:note-citation>4</text:note-citation><text:note-body><text:p text:style-name="Footnote"><text:span text:style-name="Police_20_par_20_défaut"><text:span text:style-name="T13">On rappelle que la consigne générale au baccalauréat </text:span></text:span><text:span text:style-name="Police_20_par_20_défaut"><text:span text:style-name="T14">est d' écrire</text:span></text:span><text:span text:style-name="Police_20_par_20_défaut"><text:span text:style-name="T13"> une réponse longue qui n'est pas composition. L'élève doit d'abord s'appuyer sur le document.</text:span></text:span></text:p></text:note-body></text:note></text:span></text:span><text:span text:style-name="Police_20_par_20_défaut"><text:span text:style-name="T1">. Eventuellement de proposer des informations d'accompagnement pour éviter « l'effet surprise » déstabilisant du document jamais étudié.</text:span></text:span></text:p>
      <text:p text:style-name="P6">D'autres possibilités d'évaluation existent comme la recherche au CDI - l'élève (ou un binôme plutôt) recherche un document qui répond à un questionnaire précis du professeur, ou bien qui correspond au passage d'un cours. Il justifie son choix de document et l'explique et se situe alors dans une démarche de recherche, d'enquête.</text:p>
      <text:p text:style-name="P6">Plus loin, on peut aussi lui livrer un document avec un titre et un auteur sans questionnement. L'élève élabore son étude à l'aide de son cours en se posant les bonnes questions. Ceci demande au préalable la bonne maîtrise du cours.</text:p>
      <text:p text:style-name="P6">Une autre possibilité en HDA est d'utiliser le cours portant sur les clés de lectures de la Renaissance pour pouvoir étudier toutes les œuvres, éventuellement en y soulignant les écarts avec l'idéal-type.</text:p>
      <text:p text:style-name="P4"/>
      <text:p text:style-name="P9"><text:span text:style-name="Police_20_par_20_défaut"><text:span text:style-name="T15">Présentation de bases documentaires.</text:span></text:span></text:p>
      <text:p text:style-name="P7">Eduscol</text:p>
      <text:p text:style-name="P9"><text:span text:style-name="Police_20_par_20_défaut"><text:span text:style-name="T9">Vade mecum des capacités</text:span></text:span><text:span text:style-name="Police_20_par_20_défaut"><text:span text:style-name="T10"> ; </text:span></text:span><text:a xlink:type="simple" xlink:href="http://eduscol.education.fr/cid58268/vade-mecum-des-capacites-en-histoire-geographie-education-civique.html" office:target-frame-name="_top" xlink:show="replace"><text:span text:style-name="Police_20_par_20_défaut"><text:span text:style-name="T10">http://eduscol.education.fr/cid58268/vade-mecum-des-capacites-en-histoire-geographie-education-civique.html</text:span></text:span></text:a></text:p>
      <text:p text:style-name="P8">INA Jalons</text:p>
      <text:p text:style-name="P9"><text:a xlink:type="simple" xlink:href="http://www.ina.fr/fresques/jalons/accueil" office:target-frame-name="_top" xlink:show="replace"><text:span text:style-name="Police_20_par_20_défaut"><text:span text:style-name="T11">http://www.ina.fr/fresques/jalons/accueil</text:span></text:span></text:a></text:p>
      <text:p text:style-name="P9"><text:span text:style-name="Police_20_par_20_défaut"><text:span text:style-name="T10">Colonisation ; </text:span></text:span><text:a xlink:type="simple" xlink:href="http://anom.archivesnationales.culture.gouv.fr/sdx/ulysse/index" office:target-frame-name="_top" xlink:show="replace"><text:span text:style-name="Police_20_par_20_défaut"><text:span text:style-name="T10">http://anom.archivesnationales.culture.gouv.fr/sdx/ulysse/index</text:span></text:span></text:a></text:p>
      <text:p text:style-name="P7">Textes</text:p>
      <text:p text:style-name="P9"><text:a xlink:type="simple" xlink:href="http://icp.ge.ch/po/cliotexte" office:target-frame-name="_top" xlink:show="replace"><text:span text:style-name="Police_20_par_20_défaut"><text:span text:style-name="T10">http://icp.ge.ch/po/cliotexte</text:span></text:span></text:a></text:p>
      <text:p text:style-name="P7">Moyen-âge</text:p>
      <text:p text:style-name="P9"><text:a xlink:type="simple" xlink:href="http://medievales.revues.org/" office:target-frame-name="_top" xlink:show="replace"><text:span text:style-name="Police_20_par_20_défaut"><text:span text:style-name="T10">http://medievales.revues.org/</text:span></text:span></text:a></text:p>
      <text:p text:style-name="P9"><text:a xlink:type="simple" xlink:href="http://classes.bnf.fr/ema/" office:target-frame-name="_top" xlink:show="replace"><text:span text:style-name="Police_20_par_20_défaut"><text:span text:style-name="T10">http://classes.bnf.fr/ema/</text:span></text:span></text:a></text:p>
      <text:p text:style-name="P7">Chine</text:p>
      <text:p text:style-name="P9"><text:a xlink:type="simple" xlink:href="http://perspectiveschinoises.revues.org/" office:target-frame-name="_top" xlink:show="replace"><text:span text:style-name="Police_20_par_20_défaut"><text:span text:style-name="T10">http://perspectiveschinoises.revues.org/</text:span></text:span></text:a></text:p>
      <text:p text:style-name="P7">Révolution</text:p>
      <text:p text:style-name="P9"><text:a xlink:type="simple" xlink:href="http://lrf.revues.org/" office:target-frame-name="_top" xlink:show="replace"><text:span text:style-name="Police_20_par_20_défaut"><text:span text:style-name="T10">http://lrf.revues.org/</text:span></text:span></text:a></text:p>
      <text:p text:style-name="P7">XIX°s</text:p>
      <text:p text:style-name="P9"><text:a xlink:type="simple" xlink:href="http://rh19.revues.org/" office:target-frame-name="_top" xlink:show="replace"><text:span text:style-name="Police_20_par_20_défaut"><text:span text:style-name="T10">http://rh19.revues.org/</text:span></text:span></text:a></text:p>
      <text:p text:style-name="P7">XX°s</text:p>
      <text:p text:style-name="P9"><text:a xlink:type="simple" xlink:href="http://www.histoire-politique.fr/" office:target-frame-name="_top" xlink:show="replace"><text:span text:style-name="Police_20_par_20_défaut"><text:span text:style-name="T10">http://www.histoire-politique.fr/</text:span></text:span></text:a></text:p>
      <text:p text:style-name="P4"/>
      <text:p text:style-name="P4"/>
      <table:table table:name="Tableau1" table:style-name="Tableau1">
        <table:table-column table:style-name="Tableau1.A"/>
        <text:soft-page-break/>
        <table:table-row>
          <table:table-cell table:style-name="Tableau1.A1" office:value-type="string">
            <text:p text:style-name="P1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class="text"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line-through-mode="continuous"/>
    </style:style>
    <style:style style:name="Appel_20_note_20_de_20_bas_20_de_20_p." style:display-name="Appel note de bas de p." style:family="text" style:parent-style-name="Police_20_par_20_défaut">
      <style:text-properties style:text-position="super 67%"/>
    </style:style>
    <text:outline-style>
      <text:outline-level-style text:level="1" style:num-format=""/>
      <text:outline-level-style text:level="2" style:num-format=""/>
      <text:outline-level-style text:level="3" style:num-format=""/>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pm1"/>
    <style:master-page style:name="MP0"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èle Cotinat</meta:initial-creator>
    <meta:creation-date>2013-03-28T06:12:00</meta:creation-date>
    <dc:date>2013-03-28T17:54:41</dc:date>
    <meta:print-date>2013-02-10T14:15:00</meta:print-date>
    <meta:editing-cycles>5</meta:editing-cycles>
    <meta:editing-duration>PT3M39S</meta:editing-duration>
    <meta:template xlink:type="simple" xlink:actuate="onRequest" xlink:href="../Le%20DOC%20en%20hist%20OG.odt/Normal"/>
    <meta:user-defined meta:name="Info 1"/>
    <meta:user-defined meta:name="Info 2"/>
    <meta:user-defined meta:name="Info 3"/>
    <meta:user-defined meta:name="Info 4"/>
    <meta:document-statistic meta:table-count="1" meta:image-count="0" meta:object-count="0" meta:page-count="7" meta:paragraph-count="77" meta:word-count="2150" meta:character-count="14151"/>
  </office:meta>
</office:document-meta>
</file>